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00"/>SNU developer log day 400</text:h>
      <text:p text:style-name="P2">I didn't have too many unique plans for today. Today, I focused mainly on a browser sniffing script update, with the usual documentation, and I also began planning the April Fools jokes for this year. A lot of progress was made in the field of SNU Browser sniffing today, with support for over a dozen new browsers.</text:p>
      <text:p text:style-name="P2">I had an orientation at the Humane Society today, we went an hour early, thinking it was at 4:00 pm, when it was actually at 5:00 pm. It significantly slowed me down afterwards, and I struggled to produce the update that I was planning comfortably. Browser sniffing planning is getting really advanced now.</text:p>
      <text:p text:style-name="Text_20_body"><text:span text:style-name="T1">Sean Patrick Myrick on March 5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5:48:48.118000000</meta:creation-date>
    <dc:date>2020-03-06T15:49:10.648000000</dc:date>
    <meta:editing-duration>PT23S</meta:editing-duration>
    <meta:editing-cycles>1</meta:editing-cycles>
    <meta:document-statistic meta:table-count="0" meta:image-count="0" meta:object-count="0" meta:page-count="1" meta:paragraph-count="4" meta:word-count="122" meta:character-count="683" meta:non-whitespace-character-count="565"/>
    <meta:generator>LibreOffice/6.1.2.1$Windows_X86_64 LibreOffice_project/65905a128db06ba48db947242809d14d3f9a93fe</meta:generator>
  </office:meta>
</office:document-meta>
</file>